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subtitle">
      <style:graphic-properties draw:fill-color="#ffffff" fo:min-height="12.18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3.246cm" presentation:class="title" presentation:user-transformed="true">
          <draw:text-box>
            <text:p>How to manage complexity in distributed applications</text:p>
          </draw:text-box>
        </draw:frame>
        <draw:frame presentation:style-name="pr2" draw:text-style-name="P1" draw:layer="layout" svg:width="23.8cm" svg:height="2.729cm" svg:x="2.2cm" svg:y="12.2cm" presentation:class="subtitle" presentation:user-transformed="true">
          <draw:text-box>
            <text:p>Guillem Borrell Nogueras</text:p>
            <text:p>NFQ &amp; UC3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The mandatory slide about m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@guillemborrell. http://guillemborrell.es</text:p>
              </text:list-item>
              <text:list-item>
                <text:p>PhD. Aerospace Engineering</text:p>
              </text:list-item>
              <text:list-item>
                <text:p>Now at NFQ &amp; UC3M researching on distributed systems for the real world.</text:p>
              </text:list-item>
              <text:list-item>
                <text:p>Used Python before it was cool.</text:p>
                <text:list>
                  <text:list-item>
                    <text:p>Do you remember Numeric?</text:p>
                  </text:list-item>
                  <text:list-item>
                    <text:p>Did you ever use Gnuplot?</text:p>
                  </text:list-item>
                </text:list>
              </text:list-item>
              <text:list-item>
                <text:p>Co-organizer of the first PyData in Spa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FQ sponsors this!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ecause we‘re hiring!</text:p>
              </text:list-item>
              <text:list-item>
                <text:p>Come talk to us, we‘re nice peo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ll my PyData stuff</text:p>
          </draw:text-box>
        </draw:frame>
        <draw:frame presentation:style-name="pr9" draw:text-style-name="P1" draw:layer="layout" svg:width="24cm" svg:height="12.18cm" svg:x="2cm" svg:y="6cm" presentation:class="subtitle">
          <draw:text-box>
            <text:p>Github: guillemborrell/PyDataBC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nd no more slid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09:40:54.944187878</meta:creation-date>
    <meta:editing-duration>PT19M28S</meta:editing-duration>
    <meta:editing-cycles>3</meta:editing-cycles>
    <meta:generator>LibreOffice/5.3.2.2$Linux_X86_64 LibreOffice_project/30m0$Build-2</meta:generator>
    <dc:date>2017-05-20T10:49:18.803072893</dc:date>
    <meta:document-statistic meta:object-count="5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